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inhala ExtLt" svg:font-family="'Noto Serif Sinhala ExtL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Sinhala Cond SemBd" svg:font-family="'Noto Sans Sinhala Cond SemB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cb20c" draw:fill-color="#fff5ce" draw:textarea-horizontal-align="justify" draw:textarea-vertical-align="middle" draw:auto-grow-height="false" fo:min-height="3.11cm" fo:min-width="4.553cm"/>
    </style:style>
    <style:style style:name="gr2" style:family="graphic" style:parent-style-name="standard">
      <style:graphic-properties svg:stroke-color="#e8a202" draw:fill-color="#ffe994" draw:textarea-horizontal-align="justify" draw:textarea-vertical-align="middle" draw:auto-grow-height="false" fo:min-height="0.984cm" fo:min-width="2.896cm"/>
      <style:paragraph-properties style:writing-mode="lr-tb"/>
    </style:style>
    <style:style style:name="gr3" style:family="graphic" style:parent-style-name="standard">
      <style:graphic-properties svg:stroke-color="#650953" draw:fill-color="#e0c2cd" draw:textarea-horizontal-align="justify" draw:textarea-vertical-align="middle" draw:auto-grow-height="false" fo:min-height="0.984cm" fo:min-width="2.896cm"/>
      <style:paragraph-properties style:writing-mode="lr-tb"/>
    </style:style>
    <style:style style:name="gr4" style:family="graphic" style:parent-style-name="standard">
      <style:graphic-properties svg:stroke-color="#168253" draw:fill-color="#b3cac7" draw:textarea-horizontal-align="justify" draw:textarea-vertical-align="middle" draw:auto-grow-height="false" fo:min-height="0.984cm" fo:min-width="2.896cm"/>
      <style:paragraph-properties style:writing-mode="lr-tb"/>
    </style:style>
    <style:style style:name="gr5" style:family="graphic" style:parent-style-name="standard">
      <style:graphic-properties svg:stroke-color="#395511" draw:fill-color="#f6f9d4" draw:textarea-horizontal-align="justify" draw:textarea-vertical-align="middle" draw:auto-grow-height="false" fo:min-height="0.984cm" fo:min-width="2.896cm"/>
      <style:paragraph-properties style:writing-mode="lr-tb"/>
    </style:style>
    <style:style style:name="gr6" style:family="graphic" style:parent-style-name="objectwithoutfill">
      <style:graphic-properties svg:stroke-color="#861141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1e6a39" draw:fill-color="#dde8cb" draw:textarea-horizontal-align="justify" draw:textarea-vertical-align="middle" draw:auto-grow-height="false" fo:min-height="0.984cm" fo:min-width="2.896cm"/>
      <style:paragraph-properties style:writing-mode="lr-tb"/>
    </style:style>
    <style:style style:name="gr9" style:family="graphic" style:parent-style-name="standard">
      <style:graphic-properties svg:stroke-color="#b85c00" draw:fill-color="#ffdbb6" draw:textarea-horizontal-align="justify" draw:textarea-vertical-align="middle" draw:auto-grow-height="false" fo:min-height="0.984cm" fo:min-width="2.896cm"/>
      <style:paragraph-properties style:writing-mode="lr-tb"/>
    </style:style>
    <style:style style:name="gr10" style:family="graphic" style:parent-style-name="standard">
      <style:graphic-properties svg:stroke-color="#333333" draw:fill-color="#eeeeee" draw:textarea-horizontal-align="justify" draw:textarea-vertical-align="middle" draw:auto-grow-height="false" fo:min-height="0.984cm" fo:min-width="2.896cm"/>
      <style:paragraph-properties style:writing-mode="lr-tb"/>
    </style:style>
    <style:style style:name="gr11" style:family="graphic" style:parent-style-name="standard">
      <style:graphic-properties svg:stroke-color="#ec9ba4" draw:fill-color="#ffd8ce" draw:textarea-horizontal-align="justify" draw:textarea-vertical-align="middle" draw:auto-grow-height="false" fo:min-height="0.984cm" fo:min-width="2.896cm"/>
      <style:paragraph-properties style:writing-mode="lr-tb"/>
    </style:style>
    <style:style style:name="gr12" style:family="graphic" style:parent-style-name="objectwithoutfill">
      <style:graphic-properties svg:stroke-color="#55215b" draw:marker-end="" draw:marker-end-width="0.3cm" draw:fill="solid" draw:textarea-vertical-align="middle"/>
    </style:style>
    <style:style style:name="gr13" style:family="graphic" style:parent-style-name="objectwithoutfill">
      <style:graphic-properties svg:stroke-color="#5b277d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611729" draw:marker-end="" draw:marker-end-width="0.3cm" draw:fill="solid" draw:fill-color="#b47804" draw:textarea-vertical-align="middle"/>
    </style:style>
    <style:style style:name="gr15" style:family="graphic" style:parent-style-name="objectwithoutfill">
      <style:graphic-properties svg:stroke-color="#8d281e" draw:marker-end="Arrow" draw:marker-end-width="0.3cm" draw:fill="solid" draw:fill-color="#b47804" draw:textarea-vertical-align="middle"/>
    </style:style>
    <style:style style:name="gr16" style:family="graphic" style:parent-style-name="objectwithoutfill">
      <style:graphic-properties draw:marker-end="" draw:marker-end-width="0.3cm" draw:fill="solid" draw:textarea-vertical-align="middle"/>
    </style:style>
    <style:style style:name="gr17" style:family="graphic" style:parent-style-name="objectwithoutfill">
      <style:graphic-properties svg:stroke-color="#224b12" draw:marker-end="Arrow" draw:marker-end-width="0.3cm" draw:fill="solid" draw:textarea-vertical-align="middle"/>
    </style:style>
    <style:style style:name="gr18" style:family="graphic" style:parent-style-name="objectwithoutfill">
      <style:graphic-properties svg:stroke-color="#224b12" draw:marker-end="" draw:marker-end-width="0.3cm" draw:fill="solid" draw:textarea-vertical-align="middle"/>
    </style:style>
    <style:style style:name="gr19" style:family="graphic" style:parent-style-name="objectwithoutfill">
      <style:graphic-properties svg:stroke-color="#224b12" draw:fill="solid" draw:textarea-vertical-align="middle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3" style:family="paragraph">
      <loext:graphic-properties draw:fill-color="#ffe994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4" style:family="paragraph">
      <style:paragraph-properties fo:text-align="center" style:writing-mode="lr-tb"/>
      <style:text-properties style:font-name="Droid Sans"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roid Sans" fo:font-size="10pt" style:font-size-asian="10pt" style:font-size-complex="10pt"/>
    </style:style>
    <style:style style:name="P6" style:family="paragraph">
      <loext:graphic-properties draw:fill-color="#e0c2cd"/>
      <style:paragraph-properties fo:text-align="center" style:writing-mode="lr-tb"/>
      <style:text-properties style:font-name="Droid Sans" fo:font-size="10pt" style:font-size-asian="10pt" style:font-size-complex="10pt"/>
    </style:style>
    <style:style style:name="P7" style:family="paragraph">
      <loext:graphic-properties draw:fill-color="#b3cac7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8" style:family="paragraph">
      <loext:graphic-properties draw:fill-color="#f6f9d4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dde8cb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11" style:family="paragraph">
      <loext:graphic-properties draw:fill-color="#ffdbb6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12" style:family="paragraph">
      <loext:graphic-properties draw:fill-color="#eeeeee"/>
      <style:paragraph-properties fo:text-align="center" style:writing-mode="lr-tb"/>
      <style:text-properties style:font-name="Noto Sans Sinhala Cond SemBd" fo:font-size="10pt" style:font-size-asian="10pt" style:font-name-complex="Noto Sans Sinhala Cond SemBd" style:font-size-complex="10pt"/>
    </style:style>
    <style:style style:name="P13" style:family="paragraph">
      <loext:graphic-properties draw:fill-color="#ffd8ce"/>
      <style:paragraph-properties fo:text-align="center" style:writing-mode="lr-tb"/>
      <style:text-properties style:font-name="Droid Sans" fo:font-size="10pt" style:font-size-asian="10pt" style:font-size-complex="10pt"/>
    </style:style>
    <style:style style:name="P14" style:family="paragraph">
      <loext:graphic-properties draw:fill="solid" draw:fill-color="#b47804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Droid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oto Sans Sinhala Cond SemBd" fo:font-size="10pt" style:font-size-asian="10pt" style:font-name-complex="Noto Sans Sinhala Cond SemBd" style:font-size-complex="10pt"/>
    </style:style>
    <style:style style:name="T2" style:family="text">
      <style:text-properties style:font-name="Droid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Droid Sans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roid Sans" fo:font-size="10pt" style:font-size-asian="10pt" style:font-size-complex="10pt"/>
    </style:style>
    <style:style style:name="T5" style:family="text">
      <style:text-properties style:font-name="Noto Sans Sinhala Cond SemBd" fo:font-size="10pt" fo:font-weight="bold" style:font-size-asian="10pt" style:font-weight-asian="bold" style:font-name-complex="Noto Sans Sinhala Cond SemBd" style:font-size-complex="10pt" style:font-weight-complex="bold"/>
    </style:style>
    <style:style style:name="T6" style:family="text">
      <style:text-properties style:font-name="Droid San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53cm" svg:height="3.36cm" svg:x="14.654cm" svg:y="11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96cm" svg:height="1.234cm" svg:x="10.291cm" svg:y="9.153cm">
          <text:p text:style-name="P2"><text:span text:style-name="T1">ට්‍රාන්ස්ෆෝමරය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96cm" svg:height="1.234cm" svg:x="15.424cm" svg:y="6.291cm">
          <text:p text:style-name="P4"><text:span text:style-name="T2">LM2576 </text:span></text:p>
          <text:p text:style-name="P5"><text:span text:style-name="T1">12V </text:span><text:span text:style-name="T1">බල සැපයුම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96cm" svg:height="1.234cm" svg:x="10.308cm" svg:y="11.97cm">
          <text:p text:style-name="P4"><text:span text:style-name="T3">7805 </text:span></text:p>
          <text:p text:style-name="P4"><text:span text:style-name="T1">5V </text:span><text:span text:style-name="T1">බල සැපයු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3.396cm" svg:height="1.234cm" svg:x="15.455cm" svg:y="9.157cm">
          <text:p text:style-name="P2"><text:span text:style-name="T1">LM350T </text:span><text:span text:style-name="T1">චාජරය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96cm" svg:height="1.234cm" svg:x="15.447cm" svg:y="11.965cm">
          <text:p text:style-name="P2"><text:span text:style-name="T1">ආරෝපණ පාලකය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3.69cm" svg:y1="9.759cm" svg:x2="15.455cm" svg:y2="9.759cm">
          <text:p/>
        </draw:line>
        <draw:line draw:style-name="gr7" draw:text-style-name="P9" draw:layer="layout" svg:x1="17.138cm" svg:y1="11.959cm" svg:x2="17.138cm" svg:y2="10.389cm">
          <text:p/>
        </draw:line>
        <draw:custom-shape draw:style-name="gr8" draw:text-style-name="P10" draw:layer="layout" svg:width="3.396cm" svg:height="1.234cm" svg:x="15.451cm" svg:y="13.353cm">
          <text:p text:style-name="P2"><text:span text:style-name="T1">AC </text:span><text:span text:style-name="T1">වෝල්ටීයතා </text:span></text:p>
          <text:p text:style-name="P2"><text:span text:style-name="T1">අධීක්ෂණ ඒකකය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396cm" svg:height="1.234cm" svg:x="20.599cm" svg:y="9.132cm">
          <text:p text:style-name="P2"><text:span text:style-name="T1">බැටරිය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396cm" svg:height="1.234cm" svg:x="20.608cm" svg:y="6.285cm">
          <text:p text:style-name="P2"><text:span text:style-name="T1">රිලේ පද්ධතිය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396cm" svg:height="1.234cm" svg:x="5.347cm" svg:y="11.965cm">
          <text:p text:style-name="P4"><text:span text:style-name="T4">AC</text:span><text:span text:style-name="T1"> </text:span><text:span text:style-name="T1">සැපයුම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7.026cm" svg:y1="11.963cm" svg:x2="7.026cm" svg:y2="9.756cm">
          <text:p/>
        </draw:line>
        <draw:line draw:style-name="gr13" draw:text-style-name="P9" draw:layer="layout" svg:x1="7.023cm" svg:y1="9.773cm" svg:x2="10.31cm" svg:y2="9.773cm">
          <text:p/>
        </draw:line>
        <draw:line draw:style-name="gr14" draw:text-style-name="P14" draw:layer="layout" svg:x1="12cm" svg:y1="9.148cm" svg:x2="12cm" svg:y2="6.866cm">
          <text:p/>
        </draw:line>
        <draw:line draw:style-name="gr15" draw:text-style-name="P14" draw:layer="layout" svg:x1="11.999cm" svg:y1="6.873cm" svg:x2="15.42cm" svg:y2="6.873cm">
          <text:p/>
        </draw:line>
        <draw:line draw:style-name="gr6" draw:text-style-name="P9" draw:layer="layout" svg:x1="18.857cm" svg:y1="9.754cm" svg:x2="20.622cm" svg:y2="9.754cm">
          <text:p/>
        </draw:line>
        <draw:line draw:style-name="gr6" draw:text-style-name="P9" draw:layer="layout" svg:x1="18.833cm" svg:y1="6.918cm" svg:x2="20.598cm" svg:y2="6.918cm">
          <text:p/>
        </draw:line>
        <draw:line draw:style-name="gr6" draw:text-style-name="P9" draw:layer="layout" svg:x1="22.309cm" svg:y1="9.129cm" svg:x2="22.309cm" svg:y2="7.526cm">
          <text:p/>
        </draw:line>
        <draw:line draw:style-name="gr7" draw:text-style-name="P9" draw:layer="layout" svg:x1="7.004cm" svg:y1="13.947cm" svg:x2="15.452cm" svg:y2="13.947cm">
          <text:p/>
        </draw:line>
        <draw:line draw:style-name="gr16" draw:text-style-name="P9" draw:layer="layout" svg:x1="7.007cm" svg:y1="13.93cm" svg:x2="7.007cm" svg:y2="13.188cm">
          <text:p/>
        </draw:line>
        <draw:line draw:style-name="gr7" draw:text-style-name="P9" draw:layer="layout" svg:x1="22.316cm" svg:y1="12.59cm" svg:x2="18.856cm" svg:y2="12.59cm">
          <text:p/>
        </draw:line>
        <draw:line draw:style-name="gr16" draw:text-style-name="P9" draw:layer="layout" svg:x1="22.32cm" svg:y1="12.591cm" svg:x2="22.32cm" svg:y2="10.369cm">
          <text:p/>
        </draw:line>
        <draw:line draw:style-name="gr17" draw:text-style-name="P9" draw:layer="layout" svg:x1="25.78cm" svg:y1="6.894cm" svg:x2="24.015cm" svg:y2="6.894cm">
          <text:p/>
        </draw:line>
        <draw:line draw:style-name="gr18" draw:text-style-name="P9" draw:layer="layout" svg:x1="25.782cm" svg:y1="13.956cm" svg:x2="25.782cm" svg:y2="6.885cm">
          <text:p/>
        </draw:line>
        <draw:line draw:style-name="gr19" draw:text-style-name="P9" draw:layer="layout" svg:x1="18.854cm" svg:y1="13.955cm" svg:x2="25.783cm" svg:y2="13.955cm">
          <text:p/>
        </draw:line>
        <draw:line draw:style-name="gr6" draw:text-style-name="P9" draw:layer="layout" svg:x1="22.285cm" svg:y1="6.291cm" svg:x2="22.285cm" svg:y2="4.688cm">
          <text:p/>
        </draw:line>
        <draw:line draw:style-name="gr20" draw:text-style-name="P9" draw:layer="layout" svg:x1="3.597cm" svg:y1="12.58cm" svg:x2="5.362cm" svg:y2="12.58cm">
          <text:p/>
        </draw:line>
        <draw:line draw:style-name="gr6" draw:text-style-name="P9" draw:layer="layout" svg:x1="13.705cm" svg:y1="12.59cm" svg:x2="14.658cm" svg:y2="12.59cm">
          <text:p/>
        </draw:line>
        <draw:frame draw:style-name="gr21" draw:text-style-name="P15" draw:layer="layout" svg:width="2.54cm" svg:height="0.714cm" svg:x="14.416cm" svg:y="15.076cm">
          <draw:text-box>
            <text:p><text:span text:style-name="T3">PIC16F688</text:span></text:p>
          </draw:text-box>
        </draw:frame>
        <draw:frame draw:style-name="gr22" draw:text-style-name="P17" draw:layer="layout" svg:width="2.54cm" svg:height="1.166cm" svg:x="21.03cm" svg:y="3.616cm">
          <draw:text-box>
            <text:p text:style-name="P16"><text:span text:style-name="T5">ප්‍රතිදානය </text:span><text:span text:style-name="T3"><text:s/></text:span><text:span text:style-name="T6">(12V)</text:span></text:p>
          </draw:text-box>
        </draw:frame>
        <draw:frame draw:style-name="gr22" draw:text-style-name="P17" draw:layer="layout" svg:width="2.54cm" svg:height="1.141cm" svg:x="1.511cm" svg:y="12.043cm">
          <draw:text-box>
            <text:p text:style-name="P16"><text:span text:style-name="T5">ආදානය</text:span></text:p>
            <text:p text:style-name="P16"><text:span text:style-name="T6">(230V)</text:span></text:p>
          </draw:text-box>
        </draw:frame>
        <draw:line draw:style-name="gr6" draw:text-style-name="P9" draw:layer="layout" svg:x1="12.009cm" svg:y1="10.385cm" svg:x2="12.009cm" svg:y2="11.9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inhala ExtLt" svg:font-family="'Noto Serif Sinhala ExtL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Sinhala Cond SemBd" svg:font-family="'Noto Sans Sinhala Cond SemB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8:07:27.667752549</meta:creation-date>
    <meta:generator>LibreOffice/6.4.3.2$Linux_X86_64 LibreOffice_project/40$Build-2</meta:generator>
    <dc:date>2021-06-28T16:45:56.007669553</dc:date>
    <meta:editing-duration>PT2H55M38S</meta:editing-duration>
    <meta:editing-cycles>18</meta:editing-cycles>
    <meta:document-statistic meta:object-count="33"/>
  </office:meta>
</office:document-meta>
</file>